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@Yu Gothic Light" svg:font-family="'@Yu Gothic Light'" style:font-family-generic="roman" style:font-pitch="variable"/>
    <style:font-face style:name="@Yu Gothic UI Light" svg:font-family="'@Yu Gothic UI Light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loext:contextual-spacing="false" fo:margin-top="0cm" fo:margin-bottom="0.353cm" fo:line-height="100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loext:contextual-spacing="false" fo:margin-top="0cm" fo:margin-bottom="0.353cm" fo:line-height="100%"/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P3" style:family="paragraph" style:parent-style-name="Standard">
      <style:paragraph-properties loext:contextual-spacing="false" fo:margin-top="0cm" fo:margin-bottom="0.353cm" fo:line-height="100%"/>
      <style:text-properties style:font-name="Calibri" fo:font-size="11pt" fo:language="pl" fo:country="PL" fo:font-weight="bold" style:font-size-asian="11pt" style:font-weight-asian="bold"/>
    </style:style>
    <style:style style:name="P4" style:family="paragraph" style:parent-style-name="Standard">
      <style:paragraph-properties loext:contextual-spacing="false" fo:margin-top="0cm" fo:margin-bottom="0.353cm" fo:line-height="100%"/>
      <style:text-properties style:font-name="Calibri" fo:font-size="11pt" fo:language="pl" fo:country="PL" fo:font-weight="normal" style:font-size-asian="11pt" style:font-weight-asian="normal"/>
    </style:style>
    <style:style style:name="P5" style:family="paragraph" style:parent-style-name="Standard">
      <style:paragraph-properties loext:contextual-spacing="false" fo:margin-top="0cm" fo:margin-bottom="0.353cm" fo:line-height="100%"/>
      <style:text-properties style:font-name="Calibri" fo:font-size="12pt" fo:language="pl" fo:country="PL" fo:font-weight="bold" style:font-size-asian="12pt" style:font-weight-asian="bold"/>
    </style:style>
    <style:style style:name="P6" style:family="paragraph" style:parent-style-name="Standard">
      <style:paragraph-properties loext:contextual-spacing="false" fo:margin-top="0cm" fo:margin-bottom="0.353cm" fo:line-height="100%"/>
      <style:text-properties style:font-name="Calibri" fo:font-size="14pt" fo:language="pl" fo:country="PL" fo:font-weight="bold" style:font-size-asian="14pt" style:font-weight-asian="bold"/>
    </style:style>
    <style:style style:name="P7" style:family="paragraph" style:parent-style-name="Standard">
      <style:paragraph-properties loext:contextual-spacing="false" fo:margin-top="0cm" fo:margin-bottom="0.353cm" fo:line-height="100%"/>
    </style:style>
    <style:style style:name="P8" style:family="paragraph" style:parent-style-name="Standard">
      <style:paragraph-properties loext:contextual-spacing="false" fo:margin-top="0cm" fo:margin-bottom="0.353cm" fo:line-height="100%"/>
      <style:text-properties style:font-name="@Yu Gothic Light" fo:font-size="11pt" fo:language="pl" fo:country="PL" fo:font-style="italic" fo:font-weight="normal" style:font-size-asian="11pt" style:font-style-asian="italic" style:font-weight-asian="normal"/>
    </style:style>
    <style:style style:name="P9" style:family="paragraph" style:parent-style-name="Standard">
      <style:paragraph-properties loext:contextual-spacing="false" fo:margin-left="1.27cm" fo:margin-right="0cm" fo:margin-top="0cm" fo:margin-bottom="0.353cm" fo:line-height="100%" fo:text-indent="0cm" style:auto-text-indent="false"/>
      <style:text-properties style:font-name="@Yu Gothic Light" fo:font-size="11pt" fo:language="pl" fo:country="PL" fo:font-style="italic" fo:font-weight="normal" style:font-size-asian="11pt" style:font-style-asian="italic" style:font-weight-asian="normal"/>
    </style:style>
    <style:style style:name="P10" style:family="paragraph" style:parent-style-name="Table_20_Contents">
      <style:text-properties style:font-name="Calibri" fo:font-size="12pt" style:font-size-asian="12pt"/>
    </style:style>
    <style:style style:name="P11" style:family="paragraph" style:parent-style-name="Table_20_Contents">
      <style:text-properties style:font-name="Calibri1"/>
    </style:style>
    <style:style style:name="P12" style:family="paragraph" style:parent-style-name="Standard">
      <style:paragraph-properties loext:contextual-spacing="false" fo:margin-left="0cm" fo:margin-right="0cm" fo:margin-top="0cm" fo:margin-bottom="0.353cm" fo:line-height="100%" fo:text-indent="0cm" style:auto-text-indent="false"/>
      <style:text-properties style:font-name="Calibri" fo:font-size="12pt" fo:language="pl" fo:country="PL" fo:font-weight="normal" style:font-size-asian="12pt" style:font-weight-asian="normal"/>
    </style:style>
    <style:style style:name="P13" style:family="paragraph" style:parent-style-name="Standard">
      <style:paragraph-properties loext:contextual-spacing="false" fo:margin-left="0cm" fo:margin-right="0cm" fo:margin-top="0cm" fo:margin-bottom="0.353cm" fo:line-height="100%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.353cm" fo:line-height="100%" fo:text-indent="0cm" style:auto-text-indent="false"/>
      <style:text-properties style:font-name="@Yu Gothic Light" fo:font-size="11pt" fo:language="pl" fo:country="PL" fo:font-style="italic" fo:font-weight="normal" style:font-size-asian="11pt" style:font-style-asian="italic" style:font-weight-asian="normal"/>
    </style:style>
    <style:style style:name="P15" style:family="paragraph" style:parent-style-name="Standard">
      <style:paragraph-properties loext:contextual-spacing="false" fo:margin-top="0cm" fo:margin-bottom="0.353cm" fo:line-height="100%"/>
      <style:text-properties style:font-name="Calibri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loext:contextual-spacing="false" fo:margin-top="0cm" fo:margin-bottom="0.353cm" fo:line-height="100%" fo:text-align="center" style:justify-single-word="false"/>
      <style:text-properties style:font-name="Calibri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loext:contextual-spacing="false" fo:margin-top="0cm" fo:margin-bottom="0.353cm" fo:line-height="100%"/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P18" style:family="paragraph" style:parent-style-name="Standard">
      <style:paragraph-properties fo:margin-left="1.27cm" fo:margin-right="0cm" fo:margin-top="0cm" fo:margin-bottom="0.353cm" fo:line-height="100%" fo:text-indent="0cm" style:auto-text-indent="false"/>
      <style:text-properties style:font-name="@Yu Gothic Light" fo:font-size="11pt" fo:language="pl" fo:country="PL" fo:font-style="italic" fo:font-weight="normal" style:font-size-asian="11pt" style:font-style-asian="italic" style:font-weight-asian="normal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en" fo:country="US" fo:font-style="normal" fo:font-weight="normal" style:font-size-asian="11pt" style:font-style-asian="normal" style:font-weight-asian="normal"/>
    </style:style>
    <style:style style:name="T3" style:family="text">
      <style:text-properties style:font-name="Calibri" fo:font-size="14pt" fo:language="pl" fo:country="PL" fo:font-weight="bold" style:font-size-asian="14pt" style:font-weight-asian="bold"/>
    </style:style>
    <style:style style:name="T4" style:family="text">
      <style:text-properties style:font-name="@Yu Gothic UI Light" fo:font-size="11pt" fo:language="pl" fo:country="PL" fo:font-style="italic" fo:font-weight="normal" style:font-size-asian="11pt" style:font-style-asian="italic" style:font-weight-asian="normal"/>
    </style:style>
    <style:style style:name="T5" style:family="text">
      <style:text-properties style:font-name="@Yu Gothic Light" fo:font-size="11pt" fo:language="pl" fo:country="PL" fo:font-style="italic" fo:font-weight="normal" style:font-size-asian="11pt" style:font-style-asian="italic" style:font-weight-asian="normal"/>
    </style:style>
    <style:style style:name="T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6">Kalkulator_Macierzy to program napisany w języku Python, pozwalający na podstawowe działania na macierzy. </text:p>
      <text:p text:style-name="P15"/>
      <text:p text:style-name="P6">Specyfikacja wewnętrzna</text:p>
      <text:p text:style-name="P5">Zmienne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m</text:p>
          </table:table-cell>
        </table:table-row>
        <table:table-row>
          <table:table-cell table:style-name="Tabela1.A2" office:value-type="string">
            <text:p text:style-name="P11">Zmienna typu list przechowująca podane przez użytkownika elementy macierzy – jest reprezentacją macierzy</text:p>
          </table:table-cell>
        </table:table-row>
      </table:table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">n</text:p>
          </table:table-cell>
        </table:table-row>
        <table:table-row>
          <table:table-cell table:style-name="Tabela3.A2" office:value-type="string">
            <text:p text:style-name="P10">Zmienna typu int przechowująca podaną przez użytkownika wielkość n macierzy kwadratowej, bądź wybór operacji</text:p>
          </table:table-cell>
        </table:table-row>
      </table:table>
      <text:p text:style-name="P5"/>
      <text:p text:style-name="P5">Funkcje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1">matrix(n)</text:p>
          </table:table-cell>
        </table:table-row>
        <table:table-row>
          <table:table-cell table:style-name="Tabela2.A2" office:value-type="string">
            <text:p text:style-name="P11">Tworzy macierz o wymiarach n <text:span text:style-name="T6">x</text:span> n z elementów podanych przez użytkownika. Przyjmuje argumenty typu int. Zwraca listę zawierającą elementy macierzy.</text:p>
          </table:table-cell>
        </table:table-row>
      </table:table>
      <text:p text:style-name="P1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det(x)</text:p>
          </table:table-cell>
        </table:table-row>
        <table:table-row>
          <table:table-cell table:style-name="Tabela4.A2" office:value-type="string">
            <text:p text:style-name="P11">Oblicza wyznacznik macierzy. Przyjmuje argumenty typu list (dwuwymiarowe). Zwraca liczbę będącą wyznacznikiem macierzy.</text:p>
          </table:table-cell>
        </table:table-row>
      </table:table>
      <text:p text:style-name="P1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">T(x)</text:p>
          </table:table-cell>
        </table:table-row>
        <table:table-row>
          <table:table-cell table:style-name="Tabela5.A2" office:value-type="string">
            <text:p text:style-name="P11">Wykonuje transponowanie macierzy. Przyjmuje argumenty typu list (dwuwymiarowe). Zwraca listę zawierającą elementy macierzy transponowanej.</text:p>
          </table:table-cell>
        </table:table-row>
      </table:table>
      <text:p text:style-name="P1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">dop(x)</text:p>
          </table:table-cell>
        </table:table-row>
        <table:table-row>
          <table:table-cell table:style-name="Tabela6.A2" office:value-type="string">
            <text:p text:style-name="P11">Oblicza macierz dopełnień. Przyjmuje argumenty typu list (dwuwymiarowe). Zwraca listę zawierającą elementy macierzy dopełnień.</text:p>
          </table:table-cell>
        </table:table-row>
      </table:table>
      <text:p text:style-name="P12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Odw(x)</text:p>
          </table:table-cell>
        </table:table-row>
        <table:table-row>
          <table:table-cell table:style-name="Tabela7.A2" office:value-type="string">
            <text:p text:style-name="P11">Oblicza macierz dopełnień. Przyjmuje argumenty typu list (dwuwymiarowe). Zwraca listę zawierającą przybliżone wartości elementów macierzy dopełnień.</text:p>
          </table:table-cell>
        </table:table-row>
      </table:table>
      <text:p text:style-name="P12"><text:soft-page-break/></text:p>
      <text:p text:style-name="P12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1">timer()</text:p>
          </table:table-cell>
        </table:table-row>
        <table:table-row>
          <table:table-cell table:style-name="Tabela8.A2" office:value-type="string">
            <text:p text:style-name="P11">Oblicza czas działania funkcji det(x) i funkcji numpy.linalg.det(x). Nie przyjmuje argumentu. Zwraca czas wykonania i wynik wcześniej wymienionych funkcji. </text:p>
          </table:table-cell>
        </table:table-row>
      </table:table>
      <text:p text:style-name="P1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1">wielkosc()</text:p>
          </table:table-cell>
        </table:table-row>
        <table:table-row>
          <table:table-cell table:style-name="Tabela9.A2" office:value-type="string">
            <text:p text:style-name="P11">Funkcja prosi o podanie wielkości n macierzy kwadratowej i jednocześnie sprawdza prawidłowość jej typu. Nie przyjmuje argumentu. Zwraca podaną wielkość.</text:p>
          </table:table-cell>
        </table:table-row>
      </table:table>
      <text:p text:style-name="P12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">printing(x)</text:p>
          </table:table-cell>
        </table:table-row>
        <table:table-row>
          <table:table-cell table:style-name="Tabela10.A2" office:value-type="string">
            <text:p text:style-name="P11">Funkcja wypisuje elementy listy w formie macierzy. Przyjmuje argumenty typu list (dwuwymiarowe). Zwraca elementy listy w formie macierzy.</text:p>
          </table:table-cell>
        </table:table-row>
      </table:table>
      <text:p text:style-name="P13"><text:span text:style-name="T3"/></text:p>
      <text:p text:style-name="P13"><text:span text:style-name="T3"/></text:p>
      <text:p text:style-name="P13"><text:span text:style-name="T3"/></text:p>
      <text:p text:style-name="P6">Specyfikacja zewnętrzna</text:p>
      <text:p text:style-name="P3">Instrukcja</text:p>
      <text:p text:style-name="P4">1. Załącz program</text:p>
      <text:p text:style-name="P4">2. Wprowadź wielkość macierzy n x n (program obsługuje wyłącznie macierze kwadratowe, w związku z czym wystarczy podać jeden wymiar n)</text:p>
      <text:p text:style-name="P14"><text:tab/>WITAJ W KALKULATORZE MACIERZY!</text:p>
      <text:p text:style-name="P14"><text:tab/>Podaj wielkość macierzy kwadratowej: </text:p>
      <text:p text:style-name="P2">3. Wprowadź kolejne elementy macierzy:</text:p>
      <text:p text:style-name="P14"><text:tab/>Podaj liczbę o współrzędnych (1,1):</text:p>
      <text:p text:style-name="P14"><text:tab/>Podaj liczbę o współrzędnych (1,2):</text:p>
      <text:p text:style-name="P14"><text:tab/><text:tab/><text:tab/>...</text:p>
      <text:p text:style-name="P18">Podaj liczbę o współrzędnych (n,n):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4. Wybierz operację z menu operacji:</text:p>
      <text:p text:style-name="P9">Dostępne operacje: </text:p>
      <text:p text:style-name="P9"/>
      <text:p text:style-name="P9">(1) Obliczanie wyznacznika macierzy</text:p>
      <text:p text:style-name="P9">(2) Obliczanie macierzy odwrotnej</text:p>
      <text:p text:style-name="P9">(3) Obliczanie macierzy transponowanej</text:p>
      <text:p text:style-name="P9">(4) Obliczanie macierzy dopełnień</text:p>
      <text:p text:style-name="P9">(5) Obliczanie macierzy dołączonej</text:p>
      <text:p text:style-name="P9"/>
      <text:p text:style-name="P9">Wybierz działanie:</text:p>
      <text:p text:style-name="P2">5. Po wyświetleniu wyniku program wyświetli zapytanie:</text:p>
      <text:p text:style-name="P7"><text:span text:style-name="T1"><text:tab/></text:span><text:span text:style-name="T5">Czy chcesz działać dalej?</text:span></text:p>
      <text:p text:style-name="P9">(1) Tak, na bieżącej macierzy</text:p>
      <text:p text:style-name="P8"><text:tab/>(2) Tak, na nowej macierzy</text:p>
      <text:p text:style-name="P9">(3) Nie</text:p>
      <text:p text:style-name="P8"/>
      <text:p text:style-name="P9">Odp.:</text:p>
      <text:p text:style-name="P7"><text:span text:style-name="T1"><text:s text:c="7"/>5.1 W pierwszym przypadku program ponownie wyświetli menu operacji.</text:span></text:p>
      <text:p text:style-name="P2"><text:s text:c="7"/>5.2 W drugim przypadku program zapyta o wielkość nowej macierzy i jej elementy.</text:p>
      <text:p text:style-name="P2"><text:s text:c="7"/>5.3 W trzecim przypadku program zakończy działanie.</text:p>
      <text:p text:style-name="P2"/>
      <text:p text:style-name="P7"><text:span text:style-name="T1">W przypadku wprowadzenia przez użytkownika nieprawidłowego argumentu, <text:s/>w kt</text:span><text:span text:style-name="T2">ó</text:span><text:span text:style-name="T1">rymkolwiek z kr</text:span><text:span text:style-name="T2">o</text:span><text:span text:style-name="T1">k</text:span><text:span text:style-name="T2">ó</text:span><text:span text:style-name="T1">w program wyświetli odpowiedni komunika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@Yu Gothic Light" svg:font-family="'@Yu Gothic Light'" style:font-family-generic="roman" style:font-pitch="variable"/>
    <style:font-face style:name="@Yu Gothic UI Light" svg:font-family="'@Yu Gothic UI Light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0T15:50:39.117000000</meta:creation-date>
    <dc:date>2019-04-16T23:21:55.01</dc:date>
    <meta:editing-duration>PT16M5S</meta:editing-duration>
    <meta:editing-cycles>4</meta:editing-cycles>
    <meta:generator>OpenOffice/4.1.2$Win32 OpenOffice.org_project/412m3$Build-9782</meta:generator>
    <meta:document-statistic meta:table-count="10" meta:image-count="0" meta:object-count="0" meta:page-count="3" meta:paragraph-count="53" meta:word-count="343" meta:character-count="2689"/>
  </office:meta>
</office:document-meta>
</file>